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149ce" officeooo:paragraph-rsid="000149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ill working on this file! <text:s/>Final version will be published!</text:p>
      <text:p text:style-name="Preformatted_20_Text"/>
      <text:p text:style-name="Preformatted_20_Text"/>
      <text:p text:style-name="Preformatted_20_Text">1) download docker</text:p>
      <text:p text:style-name="Preformatted_20_Text"/>
      <text:p text:style-name="Preformatted_20_Text">sudo apt-get install docker.io</text:p>
      <text:p text:style-name="Preformatted_20_Text"/>
      <text:p text:style-name="Preformatted_20_Text">2.) pull ubuntu</text:p>
      <text:p text:style-name="Preformatted_20_Text"/>
      <text:p text:style-name="Preformatted_20_Text">sudo docker pull ubuntu</text:p>
      <text:p text:style-name="Preformatted_20_Text"/>
      <text:p text:style-name="Preformatted_20_Text">#output</text:p>
      <text:p text:style-name="Preformatted_20_Text"/>
      <text:p text:style-name="Preformatted_20_Text">sedreh@sedreh-Lenovo-YOGA-530-14IKB:~/Downloads/all_that_I_have/cas_pipeline$ sudo docker pull ubuntu</text:p>
      <text:p text:style-name="Preformatted_20_Text">[sudo] password for sedreh: </text:p>
      <text:p text:style-name="Preformatted_20_Text">Using default tag: latest</text:p>
      <text:p text:style-name="Preformatted_20_Text">latest: Pulling from library/ubuntu</text:p>
      <text:p text:style-name="Preformatted_20_Text">5c939e3a4d10: Pull complete </text:p>
      <text:p text:style-name="Preformatted_20_Text">c63719cdbe7a: Pull complete </text:p>
      <text:p text:style-name="Preformatted_20_Text">19a861ea6baf: Pull complete </text:p>
      <text:p text:style-name="Preformatted_20_Text">651c9d2d6c4f: Pull complete </text:p>
      <text:p text:style-name="Preformatted_20_Text">Digest: sha256:8d31dad0c58f552e890d68bbfb735588b6b820a46e459672d96e585871acc110</text:p>
      <text:p text:style-name="Preformatted_20_Text">Status: Downloaded newer image for ubuntu:latest</text:p>
      <text:p text:style-name="Preformatted_20_Text">docker.io/library/ubuntu:latest</text:p>
      <text:p text:style-name="Preformatted_20_Text"><text:s/></text:p>
      <text:p text:style-name="Preformatted_20_Text"/>
      <text:p text:style-name="Preformatted_20_Text"># create the container</text:p>
      <text:p text:style-name="Preformatted_20_Text"/>
      <text:p text:style-name="Preformatted_20_Text">docker run -i -t docker.io/library/ubuntu:latest /bin/bash</text:p>
      <text:p text:style-name="Preformatted_20_Text"/>
      <text:p text:style-name="Preformatted_20_Text">#output</text:p>
      <text:p text:style-name="Preformatted_20_Text"/>
      <text:p text:style-name="Preformatted_20_Text">root@sedreh-Lenovo-YOGA-530-14IKB:~# docker run -i -t docker.io/library/ubuntu:latest /bin/bash</text:p>
      <text:p text:style-name="Preformatted_20_Text">root@3ac712f878ce:/# </text:p>
      <text:p text:style-name="Preformatted_20_Text"/>
      <text:p text:style-name="Preformatted_20_Text">Here 3ac712f878ce is the container ID.</text:p>
      <text:p text:style-name="Preformatted_20_Text"/>
      <text:p text:style-name="Preformatted_20_Text">This is how we pull images and run containers. To view all the containers:</text:p>
      <text:p text:style-name="Preformatted_20_Text"/>
      <text:p text:style-name="Preformatted_20_Text">root@sedreh-Lenovo-YOGA-530-14IKB:~# docker container ls -all</text:p>
      <text:p text:style-name="Preformatted_20_Text">CONTAINER ID <text:s text:c="7"/>IMAGE <text:s text:c="14"/>COMMAND <text:s text:c="12"/>CREATED <text:s text:c="12"/>STATUS <text:s text:c="23"/>PORTS <text:s text:c="14"/>NAMES</text:p>
      <text:p text:style-name="Preformatted_20_Text">3ac712f878ce <text:s text:c="7"/>ubuntu:latest <text:s text:c="6"/>"/bin/bash" <text:s text:c="8"/>2 minutes ago <text:s text:c="6"/>Exited (130) 30 seconds ago <text:s text:c="22"/>wonderful_beaver</text:p>
      <text:p text:style-name="Preformatted_20_Text"/>
      <text:p text:style-name="Preformatted_20_Text">If we want to execute this container again:</text:p>
      <text:p text:style-name="Preformatted_20_Text"/>
      <text:p text:style-name="Preformatted_20_Text">First we start the container:</text:p>
      <text:p text:style-name="Preformatted_20_Text"/>
      <text:p text:style-name="Preformatted_20_Text">docker start 3ac712f878ce</text:p>
      <text:p text:style-name="Preformatted_20_Text"/>
      <text:p text:style-name="Preformatted_20_Text">root@sedreh-Lenovo-YOGA-530-14IKB:~# docker start 3ac712f878ce</text:p>
      <text:p text:style-name="Preformatted_20_Text">3ac712f878ce</text:p>
      <text:p text:style-name="Preformatted_20_Text"/>
      <text:p text:style-name="Preformatted_20_Text"/>
      <text:p text:style-name="Preformatted_20_Text">Every time from now on we can execute it as follows:</text:p>
      <text:p text:style-name="Preformatted_20_Text"/>
      <text:p text:style-name="Preformatted_20_Text"><text:soft-page-break/>docker exec -it 3ac712f878ce /bin/bash</text:p>
      <text:p text:style-name="Preformatted_20_Text">########################################################################################################################################################</text:p>
      <text:p text:style-name="Preformatted_20_Text"/>
      <text:p text:style-name="Preformatted_20_Text"/>
      <text:p text:style-name="Preformatted_20_Text"># let's mount a volume</text:p>
      <text:p text:style-name="Preformatted_20_Text"/>
      <text:p text:style-name="Preformatted_20_Text">docker run -it -v /home/sedreh/Downloads/all_that_I_have:/home/work docker.io/library/ubuntu:latest /bin/bash</text:p>
      <text:p text:style-name="Preformatted_20_Text"/>
      <text:p text:style-name="Preformatted_20_Text">After adding volume we have to run the container again. But there is also a way to add to the running container.</text:p>
      <text:p text:style-name="Preformatted_20_Text"/>
      <text:p text:style-name="Preformatted_20_Text">root@sedreh-Lenovo-YOGA-530-14IKB:~# docker run -v /home/sedreh/Downloads/all_that_I_have:rw -i -t docker.io/library/ubuntu:latest /bin/bash</text:p>
      <text:p text:style-name="Preformatted_20_Text">root@fa9abed7d5a0:/# </text:p>
      <text:p text:style-name="Preformatted_20_Text"/>
      <text:p text:style-name="Preformatted_20_Text">########################</text:p>
      <text:p text:style-name="Preformatted_20_Text">###### ad132145b7a3 ####</text:p>
      <text:p text:style-name="Preformatted_20_Text">########################</text:p>
      <text:p text:style-name="Preformatted_20_Text"/>
      <text:p text:style-name="Preformatted_20_Text">docker start ad132145b7a3 </text:p>
      <text:p text:style-name="Preformatted_20_Text"/>
      <text:p text:style-name="Preformatted_20_Text">#this line is just for mounting volumes to an already existing container</text:p>
      <text:p text:style-name="Preformatted_20_Text">docker run -it -v /home/sedreh/Downloads/all_that_I_have:/home/work /bin/bash</text:p>
      <text:p text:style-name="Preformatted_20_Text">########################################</text:p>
      <text:p text:style-name="Preformatted_20_Text">docker exec -it ad132145b7a3 /bin/bash #</text:p>
      <text:p text:style-name="Preformatted_20_Text">########################################</text:p>
      <text:p text:style-name="Preformatted_20_Text"/>
      <text:p text:style-name="Preformatted_20_Text">cd /home/work</text:p>
      <text:p text:style-name="Preformatted_20_Text"/>
      <text:p text:style-name="Preformatted_20_Text">#### Let's create a small reusable container with mounted volumes for input and output</text:p>
      <text:p text:style-name="Preformatted_20_Text"/>
      <text:p text:style-name="Preformatted_20_Text">## let's export the container</text:p>
      <text:p text:style-name="Preformatted_20_Text"/>
      <text:p text:style-name="Preformatted_20_Text"/>
      <text:p text:style-name="Preformatted_20_Text">docker commit ad132145b7a3</text:p>
      <text:p text:style-name="Preformatted_20_Text"/>
      <text:p text:style-name="Preformatted_20_Text"/>
      <text:p text:style-name="Preformatted_20_Text"># it gives an image id</text:p>
      <text:p text:style-name="Preformatted_20_Text"/>
      <text:p text:style-name="Preformatted_20_Text">docker save -o /home/sedreh/Desktop/CAS_PIPELINE.tar &lt;image id&gt;</text:p>
      <text:p text:style-name="Preformatted_20_Text"/>
      <text:p text:style-name="Preformatted_20_Text"/>
      <text:p text:style-name="Preformatted_20_Text">############################################################################################################################################################</text:p>
      <text:p text:style-name="Preformatted_20_Text">I start to install all required softwares in container</text:p>
      <text:p text:style-name="Preformatted_20_Text"/>
      <text:p text:style-name="Preformatted_20_Text">python3 (3.6, 3.7)</text:p>
      <text:p text:style-name="Preformatted_20_Text">CD-HIT version 4.6</text:p>
      <text:p text:style-name="Preformatted_20_Text">Iqtree </text:p>
      <text:p text:style-name="Preformatted_20_Text">prokka</text:p>
      <text:p text:style-name="Preformatted_20_Text">HMMER</text:p>
      <text:p text:style-name="Preformatted_20_Text">ncbi-blast-2.10.0+</text:p>
      <text:p text:style-name="Preformatted_20_Text">and all linux dependencies</text:p>
      <text:p text:style-name="Preformatted_20_Text"/>
      <text:p text:style-name="Preformatted_20_Text">######################################</text:p>
      <text:p text:style-name="Preformatted_20_Text"><text:soft-page-break/>#</text:p>
      <text:p text:style-name="Preformatted_20_Text">#</text:p>
      <text:p text:style-name="Preformatted_20_Text">#</text:p>
      <text:p text:style-name="Preformatted_20_Text">#</text:p>
      <text:p text:style-name="Preformatted_20_Text">#</text:p>
      <text:p text:style-name="Preformatted_20_Text">#</text:p>
      <text:p text:style-name="Preformatted_20_Text">#</text:p>
      <text:p text:style-name="Preformatted_20_Text">To make a deployable container:</text:p>
      <text:p text:style-name="Preformatted_20_Text"/>
      <text:p text:style-name="Preformatted_20_Text">You will need to save the Docker image as a tar file:</text:p>
      <text:p text:style-name="Preformatted_20_Text"/>
      <text:p text:style-name="Preformatted_20_Text">docker save -o &lt;path for generated tar file&gt; &lt;image name&gt;</text:p>
      <text:p text:style-name="Preformatted_20_Text">Then copy your image to a new system with regular file transfer tools such as cp, scp or rsync(preferred for big files). After that you will have to load the image into Docker:</text:p>
      <text:p text:style-name="Preformatted_20_Text"/>
      <text:p text:style-name="Preformatted_20_Text">docker load -i &lt;path to image tar file&gt;</text:p>
      <text:p text:style-name="Preformatted_20_Text">PS: You may need to sudo all commands.</text:p>
      <text:p text:style-name="Preformatted_20_Text"/>
      <text:p text:style-name="Preformatted_20_Text">EDIT: You should add filename (not just directory) with -o, for example:</text:p>
      <text:p text:style-name="Preformatted_20_Text"/>
      <text:p text:style-name="Preformatted_20_Text">docker save -o c:/myfile.tar centos:16</text:p>
      <text:p text:style-name="Preformatted_20_Text"><text:tab/></text:p>
      <text:p text:style-name="Preformatted_20_Text"/>
      <text:p text:style-name="Preformatted_20_Text"/>
      <text:p text:style-name="Preformatted_20_Text">docker commit [OPTIONS] CONTAINER [REPOSITORY[:TAG]]</text:p>
      <text:p text:style-name="Preformatted_20_Text">docker commit --author <text:s/>"Sedreh Nassirnia snassirnia@outlook.com" ad132145b7a3</text:p>
      <text:p text:style-name="Preformatted_20_Text"/>
      <text:p text:style-name="Preformatted_20_Text"/>
      <text:p text:style-name="Preformatted_20_Text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8T14:20:18.283517936</dc:date>
    <meta:editing-duration>PT1M33S</meta:editing-duration>
    <meta:editing-cycles>1</meta:editing-cycles>
    <meta:document-statistic meta:table-count="0" meta:image-count="0" meta:object-count="0" meta:page-count="3" meta:paragraph-count="84" meta:word-count="417" meta:character-count="3682" meta:non-whitespace-character-count="3204"/>
    <meta:generator>LibreOffice/6.0.7.3$Linux_X86_64 LibreOffice_project/00m0$Build-3</meta:generator>
  </office:meta>
</office:document-meta>
</file>